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</office:automatic-styles>
  <office:body>
    <office:text text:use-soft-page-breaks="true">
      <text:p text:style-name="P1">Quarkus<text:s/></text:p>
      <text:p text:style-name="Normal"/>
      <text:h text:style-name="Titre1" text:outline-level="1">Présentation globale de la solution</text:h>
      <text:h text:style-name="Titre2" text:outline-level="2">Bootstrapping</text:h>
      <text:list text:style-name="LFO1" text:continue-numbering="true">
        <text:list-item>
          <text:p text:style-name="P2">Génération du template =&gt;<text:s/><text:s/><text:a xlink:href="https://code.quarkus.io/" office:target-frame-name="_top" xlink:show="replace"><text:span text:style-name="Lienhypertexte">https://code.quarkus.io/</text:span></text:a><text:s text:c="2"/>(push intégré sur GitHub)</text:p>
        </text:list-item>
      </text:list>
      <text:h text:style-name="Titre2" text:outline-level="2">Launching</text:h>
      <text:list text:style-name="LFO1" text:continue-numbering="true">
        <text:list-item>
          <text:p text:style-name="P3">Démarrage en mode DEV (via le plugin Quarkus-dev)</text:p>
        </text:list-item>
        <text:list-item>
          <text:p text:style-name="P4">Démarrage du remote debug</text:p>
        </text:list-item>
        <text:list-item>
          <text:p text:style-name="P5">Démarrage en mode PROD</text:p>
        </text:list-item>
      </text:list>
      <text:h text:style-name="Titre2" text:outline-level="2">Injection de dépendance</text:h>
      <text:p text:style-name="Normal">Injection via l’annotation standard « @Inject » du package XXX.</text:p>
      <text:p text:style-name="Normal">Utilisation sous-jacente de<text:s/>la librairie Arc (implémentation de<text:s/>CDI).</text:p>
      <text:p text:style-name="Normal">Implémentation partielle de CDI (voir détails ici :<text:s/><text:a xlink:href="https://quarkus.io/guides/cdi-reference" office:target-frame-name="_top" xlink:show="replace"><text:span text:style-name="Lienhypertexte">https://quarkus.io/guides/cdi-reference</text:span></text:a>)</text:p>
      <text:h text:style-name="Titre2" text:outline-level="2">Building native image</text:h>
      <text:p text:style-name="Normal">Intro</text:p>
      <text:h text:style-name="Titre2" text:outline-level="2">Reactive programming</text:h>
      <text:p text:style-name="Normal">Intro</text:p>
      <text:h text:style-name="Titre1" text:outline-level="1">Testing (a voir si globale ou avancée)</text:h>
      <text:list text:style-name="LFO1" text:continue-numbering="true">
        <text:list-item>
          <text:p text:style-name="P6">Quarkus fourni la librairie « quarkus-junit5 » pour les tests</text:p>
        </text:list-item>
        <text:list-item>
          <text:p text:style-name="P7">RestAssured</text:p>
        </text:list-item>
      </text:list>
      <text:p text:style-name="Normal"/>
      <text:h text:style-name="Titre1" text:outline-level="1">Présentation avancée de la solution</text:h>
      <text:h text:style-name="Titre2" text:outline-level="2">Package Quarkus</text:h>
      <text:p text:style-name="Normal">Présentation des differents packages de<text:s/><text:a xlink:href="https://code.quarkus.io/" office:target-frame-name="_top" xlink:show="replace"><text:span text:style-name="Lienhypertexte">https://code.quarkus.io/</text:span></text:a></text:p>
      <text:h text:style-name="Titre2" text:outline-level="2">Class / Annotations discovery </text:h>
      <text:p text:style-name="Normal">Jandex</text:p>
      <text:h text:style-name="Titre2" text:outline-level="2">Building native image</text:h>
      <text:p text:style-name="Normal">Avancé</text:p>
      <text:h text:style-name="Titre2" text:outline-level="2">Reactive programming</text:h>
      <text:p text:style-name="Normal">Avancé</text:p>
      <text:p text:style-name="Normal"/>
      <text:p text:style-name="Normal"/>
      <text:p text:style-name="Normal"/>
      <text:p text:style-name="Normal"/>
      <text:p text:style-name="Normal">A Voir :</text:p>
      <text:list text:style-name="LFO1" text:continue-numbering="true">
        <text:list-item>
          <text:p text:style-name="P8">Banner CGI ou pa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-Yves Jegou</meta:initial-creator>
    <dc:creator>Pierre-Yves Jegou</dc:creator>
    <meta:creation-date>2020-11-13T20:54:00Z</meta:creation-date>
    <dc:date>2020-11-13T21:40:00Z</dc:date>
    <meta:template xlink:href="Normal.dotm" xlink:type="simple"/>
    <meta:editing-cycles>3</meta:editing-cycles>
    <meta:editing-duration>PT2760S</meta:editing-duration>
    <meta:document-statistic meta:page-count="1" meta:paragraph-count="2" meta:word-count="161" meta:character-count="1047" meta:row-count="7" meta:non-whitespace-character-count="888"/>
  </office:meta>
</office:document-meta>
</file>